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ecutionQueueImpl.ExecutionQueueImpl( 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ionQueueImpl.consumeExport( String export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xecutionQueueImpl.read( InputStream ii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ExecutionQueueImpl.isComple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xecutionQueueImpl.getGlobal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ionQueueStatistics.printStatistics( PrintStream p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xecutionQueueImpl.hasReac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ObjectFrame.writeExternal( ObjectOutput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Frame.MessageFrame( CommGroupFrame commFrame , ChannelFrame channelFrame , String method , Object [ ]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hannelFrame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ExecutionQueueImpl.cyc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xecutionQueueOutputStream.ExecutionQueueOutputStream( OutputStream output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ecutionQueueImpl.removeCommGroup( CommGroupFrame groupFr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xecutionQueueInputStream.resolveObject( Object obj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ExecutionQueueImpl.add( CommChannel chann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xecutionQueueInputStream.ExecutionQueueInputStream( 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ecutionQueueOutputStream.replaceObject( Object obj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ObjectFrame.ObjectFrame( CommGroupFrame commGroupFrame , ChannelFrame channelFrame , ChannelListener continu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mGroupFrame.CommGroupFrame( boolean replica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ionQueueImpl.findChannelFrame( Object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xecutionQueueInputStream.resolveClass( ObjectStreamClass des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ionQueueImpl.matchCommunications( CommChannel channel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ExecutionQueueImpl.createExport( CommChannel chann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hannelRef.ChannelRef( Class type , Integer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ecutionQueueImpl.index( IndexedObjec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xecutionQueueImpl.setClassLoader( 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Frame.MessageFr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Frame.CommFrame( CommGroupFrame commGroupFrame , ChannelFrame channelFr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annelFrame.ChannelFr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mmFrame.CommFr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hannelFrame.readExternal( ObjectInput i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ExecutionQueueImpl.setGlobalData( Serializable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ionQueueImpl.dumpState( PrintStream p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ExecutionQueueImpl.assignId( ExecutionQueueObject so , Objec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Frame.readExternal( ObjectInput 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xecutionQueueImpl.verifyNew( ExecutionQueueObject s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ecutionQueueInputStream.readClassDescriptor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ChannelFrame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ionQueueImpl.write( OutputStream oos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7">
            <text:p text:style-name="Table_20_Contents">7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ExecutionQueueImpl.flus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bjectFrame.readExternal( ObjectInput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Frame.ObjectFr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Frame.writeExternal( ObjectOutput 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xecutionQueueInputStream.getSerializedChanne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nnelRef.writeExternal( ObjectOutput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annelFrame.ChannelFrame( Class type , int id , String name ,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xecutionQueueImpl.dequeueReact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xecutionQueueImpl.add( CommGroup group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0">
            <text:p text:style-name="Table_20_Contents">0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ExecutionQueueImpl.enqueueReaction( Continuation continu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mFrame.readExternal( ObjectInput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ecutionQueueImpl.get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nnelRef.equals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ionQueueOutputStream.writeClassDescriptor( ObjectStreamClass des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xecutionQueueOutputStream.getSerializedChanne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ionQueueImpl.setReplacementMap( ReplacementMap replacement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nnelRef.Channel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mmFrame.writeExternal( ObjectOutput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annelFrame.writeExternal( ObjectOutput ou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hannelRef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nnelRef.readExternal( ObjectInput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